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8.864cm"/>
    </style:style>
    <style:style style:name="Table1.B" style:family="table-column">
      <style:table-column-properties style:column-width="8.1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/>
    </style:style>
    <style:style style:name="P14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/>
    </style:style>
    <style:style style:name="P15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tyle="italic" style:font-style-asian="italic" style:font-style-complex="italic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ext_20_body" style:master-page-name="Standard">
      <style:paragraph-properties fo:line-height="150%" fo:text-align="justify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weight="bold" style:font-weight-asian="bold" style:font-weight-complex="bold"/>
    </style:style>
    <style:style style:name="P20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tyle="italic" style:font-style-asian="italic" style:font-style-complex="italic"/>
    </style:style>
    <style:style style:name="P22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weight="normal" style:font-weight-asian="normal" style:font-weight-complex="normal"/>
    </style:style>
    <style:style style:name="P23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/>
    </style:style>
    <style:style style:name="P24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/>
    </style:style>
    <style:style style:name="P25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weight="bold" style:font-weight-asian="bold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2. Examen 1 Unitat Formativa UF2: Sistemes operatius propietaris.</text:p>
      <text:p text:style-name="Horizontal_20_Line"/>
      <text:p text:style-name="P15">Recordeu que podeu accedir a tots els materials que considereu necessaris (apunts, Internet, etc...). Resta però prohibida la comunicació oral i/o escrita entre vosaltres.</text:p>
      <text:p text:style-name="P15">Nota examen:</text:p>
      <text:p text:style-name="P15"><text:tab/>Nota competència “Organització del treball”.</text:p>
      <text:p text:style-name="P15"><text:tab/>Nota competència “Autonomia”:</text:p>
      <text:p text:style-name="P15">Comentari professor:</text:p>
      <text:p text:style-name="P15"/>
      <text:p text:style-name="P15"/>
      <text:p text:style-name="Horizontal_20_Line"/>
      <text:p text:style-name="P13"><text:span text:style-name="T4">Pregunta 1</text:span> (1<text:span text:style-name="T5">.2 punt</text:span>). Digues quines comandes pots fer servir per tal de realitzar les operacions següents <text:span text:style-name="T5">(0.1 per resposta)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Tasca a realitzar</text:p>
          </table:table-cell>
          <table:table-cell table:style-name="Table1.B1" office:value-type="string">
            <text:p text:style-name="P18">Comanda</text:p>
          </table:table-cell>
        </table:table-row>
        <table:table-row>
          <table:table-cell table:style-name="Table1.A2" office:value-type="string">
            <text:p text:style-name="P17">Vés a la unitat C: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Crea una carpeta o i una altra s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Mostra per pantalla la variable d'entorn PATH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Fes el mateix que la comanda anterior però que la sortida es redirigeixi a <text:a xlink:type="simple" xlink:href="../../../../c:/o">c:\o</text:a>\path.txt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Reanomena el fitxer anterior a c:\o\rutes.txt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Copia aquest fitxer a c:\s\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Estableix l'atribut de només lectura en aquest fitxer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Mostra, amb la comanda DIR, només els fitxers que contenen l'atribut de només lectura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Mostra per pantalla el valor de la variable d'entorn USERNAME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Copia tots els fitxers tals que tinguin l'extensió .log de la carpeta <text:a xlink:type="simple" xlink:href="../../../../c:/windows">c:\windows</text:a> a c:\s\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Suprimeix tots els fitxers anteriors.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Suprimeix totes les carpetes creades.</text:p>
          </table:table-cell>
          <table:table-cell table:style-name="Table1.B2" office:value-type="string">
            <text:p text:style-name="P17"/>
          </table:table-cell>
        </table:table-row>
      </table:table>
      <text:p text:style-name="P13"/>
      <text:p text:style-name="P13"><text:span text:style-name="T4"/></text:p>
      <text:p text:style-name="P13"><text:span text:style-name="T4"/></text:p>
      <text:p text:style-name="P13"><text:soft-page-break/><text:span text:style-name="T4">Pregunta 2 </text:span><text:span text:style-name="T6">Competencial: Autonomia (0.6 punt)</text:span><text:span text:style-name="T7"> Per què serveix la comanda </text:span><text:span text:style-name="T4">clip</text:span><text:span text:style-name="T7"> ? Posa un exemple de la seva utilització.</text:span></text:p>
      <text:p text:style-name="P22"/>
      <text:p text:style-name="P22"/>
      <text:p text:style-name="P22"/>
      <text:p text:style-name="P13"><text:span text:style-name="T4">Pregunta 3 </text:span><text:span text:style-name="T6">Competencial: Autonomia </text:span><text:span text:style-name="T7">(</text:span><text:span text:style-name="T6">1.2 punt</text:span><text:span text:style-name="T7">)</text:span>. Modifica el <text:span text:style-name="T4">prompt</text:span> de la teva consola de treball, per tal que tingui el format següent:</text:p>
      <text:p text:style-name="P13">Carpeta actual | hora &gt;</text:p>
      <text:p text:style-name="P13">Amb quina comanda ho has fet ?</text:p>
      <text:p text:style-name="P13"/>
      <text:p text:style-name="P13"><text:span text:style-name="T4">Pregunta 4</text:span>. <text:span text:style-name="T5">(0.5 punts)</text:span> Quants ordinadors “diferents” separen el teu ordinador del servidor ubicat a cssolsones.com ? Com ho has sabut ?</text:p>
      <text:p text:style-name="P13"/>
      <text:p text:style-name="P13"/>
      <text:p text:style-name="P13"><text:span text:style-name="T4">Pregunta 5</text:span>. <text:span text:style-name="T5">(0.3 punts)</text:span> Amb quina comanda pots mirar l'adreça ip de xarxa que té el teu ordinador ara mateix ?</text:p>
      <text:p text:style-name="P13"/>
      <text:p text:style-name="P13"/>
      <text:p text:style-name="P13"><text:span text:style-name="T8">Pregunta 6. </text:span><text:span text:style-name="T9">(0.6 punts)</text:span> Quina diferència hi ha entre els caràcters &gt; i &gt;&gt; ? Per què serveixen cadascun d'ells ? Posa un exemple d'utilització de cadascun d'ells.</text:p>
      <text:p text:style-name="P13"/>
      <text:p text:style-name="P13"/>
      <text:p text:style-name="P13"/>
      <text:p text:style-name="P13"/>
      <text:p text:style-name="P13"><text:span text:style-name="T4">Pregunta 7</text:span> (<text:span text:style-name="T5">0.6 punt</text:span>). Digues la comanda necessària per tal d'enviar 124 paquets ICMP (ping) al servidor web que allotja el site <text:a xlink:type="simple" xlink:href="http://www.pidepresupuesto.com/">www.pidepresupuesto.com</text:a> amb exactament 200 bytes de longitud.</text:p>
      <text:p text:style-name="P13"/>
      <text:p text:style-name="P13"/>
      <text:p text:style-name="P13"/>
      <text:p text:style-name="P13"><text:soft-page-break/><text:span text:style-name="T4">Pregunta 8</text:span> <text:span text:style-name="T5">Competencial: Organització del treball </text:span>(2.2<text:span text:style-name="T5"> punt</text:span>). Programa un guió de seqüències tal que generi un fitxer en format HTML anomenat “examen1.html” que contingui els elements següents:</text:p>
      <text:list xml:id="list17382057242" text:style-name="L1">
        <text:list-item>
          <text:list>
            <text:list-item>
              <text:p text:style-name="P24">Indiqui la informació següent del teu ordinador: Nombre total de processadors de l'ordinador, l'arquitectura d'aquest i el nom del model (Pista: veure variables d'entorn disponibles amb la comanda “set”).</text:p>
            </text:list-item>
            <text:list-item>
              <text:p text:style-name="P24">L'hora actual del sistema.</text:p>
            </text:list-item>
            <text:list-item>
              <text:p text:style-name="P24">Hi hagi dues fotografies d'Internet del nou Airbus A380.</text:p>
            </text:list-item>
            <text:list-item>
              <text:p text:style-name="P24">Hi hagi un enllaç a la pàgina web d'AirBus.</text:p>
            </text:list-item>
          </text:list>
        </text:list-item>
      </text:list>
      <text:p text:style-name="P16">Tramet el guió de seqüències generat a través de la tasca indicada del Moodle.</text:p>
      <text:p text:style-name="P25"/>
      <text:p text:style-name="P13"><text:span text:style-name="T4">Pregunta 9</text:span> (<text:span text:style-name="T5">Competencial: Organització del treball</text:span>)(2.2<text:span text:style-name="T5"> punt</text:span>). Elabora un script que implementi les accions següents:</text:p>
      <text:p text:style-name="P13">a). Crei una carpeta a c:\imatgesexamen\</text:p>
      <text:p text:style-name="P13">b) Aparegui un menú amb 4 opcions:</text:p>
      <text:p text:style-name="P14">Opció 1. Descarregar d'Internet 3 fotografies de cotxes (i les posi a c:\imatges\examen\opcio1).</text:p>
      <text:p text:style-name="P14">Opció 2. Descarregar d'Internet 3 fotografies diferents de motos (i les posi a c:\imatges\examen\opcio2).</text:p>
      <text:p text:style-name="P14">Opció 3. Descarregar d'Internet 3 fotografies diferents d'avions (i les posi a c:\imatges\examen\opcio3).</text:p>
      <text:p text:style-name="P13">Opció 4. Sortir.</text:p>
      <text:p text:style-name="P16">Tramet el guió de seqüències generat a través de la tasca indicada del Moodle.</text:p>
      <text:p text:style-name="P13"><text:span text:style-name="T4"/></text:p>
      <text:p text:style-name="P13"><text:span text:style-name="T4"/></text:p>
      <text:p text:style-name="P13"><text:span text:style-name="T4">Pregunta 10</text:span>. <text:span text:style-name="T5">(0.6 punts).</text:span> Tramet, a la tasca indicada del Moodle, una captura de pantalla on s'hi vegi la teva instal·lació del Windows XP virtualitzad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2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5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</text:p></table:table-cell><table:table-cell table:style-name="Taula3.A2" office:value-type="string"><text:p text:style-name="MP4">Data: 17/10/13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M2UF2</text:p></table:table-cell><table:table-cell table:style-name="Taula3.A2" office:value-type="string"><text:p text:style-name="MP2">Grup: IC10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M2UF2Examen1</text:file-name></text:span><text:span text:style-name="MT2"><text:tab/>Pàgina </text:span><text:span text:style-name="MT2"><text:page-number text:select-page="current">2</text:page-number></text:span><text:span text:style-name="MT2"> de </text:span><text:span text:style-name="MT2"><text:page-count>3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 style:num-format="1">3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 style:num-format="1">3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3-10-16T18:15:27</dc:date>
    <meta:print-date>2007-03-02T17:20:29</meta:print-date>
    <dc:language>es-ES</dc:language>
    <meta:editing-cycles>206</meta:editing-cycles>
    <meta:editing-duration>P1DT2H5M43S</meta:editing-duration>
    <dc:creator>Gerard Ballabriga</dc:creator>
    <meta:document-statistic meta:table-count="7" meta:image-count="5" meta:object-count="0" meta:page-count="3" meta:paragraph-count="67" meta:word-count="577" meta:character-count="3643" meta:non-whitespace-character-count="3124"/>
    <meta:user-defined meta:name="Info 1"/>
    <meta:user-defined meta:name="Info 2"/>
    <meta:user-defined meta:name="Info 3"/>
    <meta:user-defined meta:name="Info 4"/>
  </office:meta>
</office:document-meta>
</file>